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P48" style:parent-style-name="Standard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family="paragraph">
      <style:paragraph-properties fo:margin-left="0.5in">
        <style:tab-stops/>
      </style:paragraph-properties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list-style-name="LFO1" style:family="paragraph"/>
    <style:style style:name="P63" style:parent-style-name="Standard" style:family="paragraph">
      <style:paragraph-properties fo:margin-left="0.25in">
        <style:tab-stops/>
      </style:paragraph-properties>
    </style:style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</office:automatic-styles>
  <office:body>
    <office:text text:use-soft-page-breaks="true">
      <text:p text:style-name="P1">1. create table Persons(ID serial , Name varchar(20) , Age int , Salary int,Primary key(ID));</text:p>
      <text:p text:style-name="P2"/>
      <text:p text:style-name="P3">2. desc Persons ;</text:p>
      <text:p text:style-name="P4"/>
      <text:p text:style-name="P5">3.insert into Persons(Name , Age , Salary) Values('Harry' , 20, 80000) ,('Striver' , 30 , 100000) , ('Abdul Bari' , 45 , 150000) , ('PW' , 32 , 200000) , ('CW Babbar' , 33 , 70000),('Abhishek' , 28 , 30000),('Ajit', 35 , 25000);</text:p>
      <text:p text:style-name="P6"/>
      <text:p text:style-name="P7">4. select * from Persons ;</text:p>
      <text:p text:style-name="P8"/>
      <text:p text:style-name="P9">5. Update Persons set Salary = 35000 where id = 2 ;</text:p>
      <text:p text:style-name="P10"/>
      <text:p text:style-name="P11">6. Delete from Persons where id =2 ;</text:p>
      <text:p text:style-name="P12"/>
      <text:p text:style-name="P13">7. select id,name from Persons where Salary &gt; 27000 ;</text:p>
      <text:p text:style-name="P14"/>
      <text:p text:style-name="P15">8.select * from Persons where Salary &lt; 27000 ;</text:p>
      <text:p text:style-name="P16">9. <text:s/>select * from Persons where Salary &gt; 27000 and Salary &lt; 40000 <text:s/>;</text:p>
      <text:p text:style-name="P17"/>
      <text:p text:style-name="P18">10.select * from Persons where Salary between 27000 and 40000 <text:s/>;</text:p>
      <text:p text:style-name="P19">11. Select * from Persons Limit 3 ;</text:p>
      <text:p text:style-name="P20"/>
      <text:p text:style-name="P21">12 . Select * from Persons where age=35 Limit 3 ;</text:p>
      <text:p text:style-name="P22"/>
      <text:p text:style-name="P23">13. <text:s/>select * from Persons where age =26 and salary &lt; 35000 ;</text:p>
      <text:p text:style-name="P24">14. select * from Persons where age =26 or salary &lt; 35000 ;</text:p>
      <text:p text:style-name="P25">15. select * from Persons where age != 26 ;</text:p>
      <text:p text:style-name="P26">16. alter table Persons add column(city varchar(20)) ;</text:p>
      <text:p text:style-name="P27"/>
      <text:p text:style-name="P28">17. update Persons set city = 'Nasik' where Salary &lt; 30000 ;</text:p>
      <text:p text:style-name="P29"/>
      <text:p text:style-name="P30">18. update Persons set city = 'Pune' where Salary between 30000 and 54000 ;</text:p>
      <text:p text:style-name="P31">19. <text:s/>update Persons set city = 'Mumbai' where Salary &gt; 55000 ;</text:p>
      <text:p text:style-name="P32">20. select Name from Persons where city = 'Pune' or city = 'Nasik' ;</text:p>
      <text:p text:style-name="P33">21 . select Name from Persons where city != 'Pune' and city != 'Nasik' ;</text:p>
      <text:p text:style-name="P34"/>
      <text:p text:style-name="P35">22. <text:s/>select * from Persons order by Salary ;</text:p>
      <text:p text:style-name="P36">23. select * from Persons order by Salary desc;</text:p>
      <text:p text:style-name="P37"/>
      <text:p text:style-name="P38">24. select * from Persons where Name like 'R%';</text:p>
      <text:p text:style-name="P39">select * from Persons where Name like '_a%';25. select * from Persons where Name like 'm%';</text:p>
      <text:p text:style-name="P40">26. select * from Persons where Name like '%am%';</text:p>
      <text:p text:style-name="P41">27. select * from Persons where Name like '_a%';</text:p>
      <text:p text:style-name="P42"/>
      <text:p text:style-name="P43">28. <text:s/>select * from Persons where length(Name)&gt;4 and <text:s/>Name like 'A%';</text:p>
      <text:p text:style-name="P44">29. select * from Persons where Name like 'S%' and '%m';</text:p>
      <text:p text:style-name="P45"/>
      <text:p text:style-name="P46">30. create index Person_ind on Persons(city) ;</text:p>
      <text:p text:style-name="P47"><text:s text:c="7"/>explain select * from Persons <text:s/>where city LIKE 'Mumbai';</text:p>
      <text:p text:style-name="P48"/>
      <text:p text:style-name="P49">31. select count(*) as Total_Person,city <text:s/>from Persons group by city ;</text:p>
      <text:p text:style-name="P50">32. create view Pune_Rich as select ID, Name , Salary from Persons where city like 'Pune' and Salary&gt;40000 ;</text:p>
      <text:p text:style-name="P51"/>
      <text:p text:style-name="P52">33. select city,count(*) as No_of_Person , max(Salary) as Max_Salary , min(Salary) as MIn_Salary , avg(Salary) as Avg_SALARY , sum(Salary) as Total_SALARY from Persons group by city ;</text:p>
      <text:p text:style-name="Standard"/>
      <text:p text:style-name="Standard"/>
      <text:p text:style-name="Standard">Assignment 2<text:s/></text:p>
      <text:p text:style-name="Standard"/>
      <text:list text:style-name="LFO1" text:continue-numbering="true">
        <text:list-item>
          <text:p text:style-name="P53">Select * from employee_det ;</text:p>
        </text:list-item>
      </text:list>
      <text:p text:style-name="Standard"/>
      <text:list text:style-name="LFO1" text:continue-numbering="true">
        <text:list-item>
          <text:p text:style-name="P54">select Dept_Name from employee_det group by Dept_Name ;</text:p>
        </text:list-item>
      </text:list>
      <text:p text:style-name="ListParagraph"/>
      <text:list text:style-name="LFO1" text:continue-numbering="true">
        <text:list-item>
          <text:p text:style-name="P55">select emp_no , ename , Sal_No from employee_det order by Dept_Name ;<text:s/></text:p>
        </text:list-item>
      </text:list>
      <text:p text:style-name="Standard"><text:s text:c="5"/></text:p>
      <text:list text:style-name="LFO1" text:continue-numbering="true">
        <text:list-item>
          <text:p text:style-name="P56">select ename from employee_det where DOJ &lt; '1981-01-01' ;</text:p>
        </text:list-item>
      </text:list>
      <text:p text:style-name="ListParagraph"/>
      <text:list text:style-name="LFO1" text:continue-numbering="true">
        <text:list-item>
          <text:p text:style-name="P57">select * from employee_det where DOJ between '1981-01-01' and '1981 -12-31' ;</text:p>
        </text:list-item>
      </text:list>
      <text:p text:style-name="ListParagraph"/>
      <text:list text:style-name="LFO1" text:continue-numbering="true">
        <text:list-item>
          <text:p text:style-name="P58">select avg(Sal_No) from employee_det ;</text:p>
        </text:list-item>
      </text:list>
      <text:p text:style-name="ListParagraph"/>
      <text:list text:style-name="LFO1" text:continue-numbering="true">
        <text:list-item>
          <text:p text:style-name="P59">select max(Sal_No) from employee_det ;</text:p>
        </text:list-item>
      </text:list>
      <text:p text:style-name="ListParagraph"/>
      <text:p text:style-name="P60">select min(Sal_no) from employee_det ;</text:p>
      <text:p text:style-name="P61"/>
      <text:list text:style-name="LFO1" text:continue-numbering="true">
        <text:list-item>
          <text:p text:style-name="P62">select ename from employee_det where ename like 'p%' ;</text:p>
        </text:list-item>
      </text:list>
      <text:p text:style-name="P63"/>
      <text:list text:style-name="LFO1" text:continue-numbering="true">
        <text:list-item>
          <text:p text:style-name="P64">select ename from employee_det where ename like '%a' ;</text:p>
        </text:list-item>
      </text:list>
      <text:p text:style-name="ListParagraph"/>
      <text:list text:style-name="LFO1" text:continue-numbering="true">
        <text:list-item>
          <text:p text:style-name="P65">select ename , Sal_No from employee_det where Sal_No = (select max(Sal_No) from employee_det where Sal_No &lt; (select max(Sal_No) from employee_det ));</text:p>
        </text:list-item>
      </text:list>
      <text:p text:style-name="ListParagraph"/>
      <text:list text:style-name="LFO1" text:continue-numbering="true">
        <text:list-item>
          <text:p text:style-name="P66">SELECT ename, Dept_Name FROM employee_det WHERE Sal_No &gt; 10000 ORDER BY Dept_Name;</text:p>
        </text:list-item>
      </text:list>
      <text:p text:style-name="ListParagraph"/>
      <text:p text:style-name="Standard"><text:s text:c="5"/>12 . select ename , Dept_Name , Sal_No from employee_det as e where Sal_No = (select max(Sal_No) from employee_det where e.Dept_Name = Dept_Name ) ;</text:p>
      <text:p text:style-name="Standard"><text:s text:c="3"/></text:p>
      <text:p text:style-name="Standard"/>
      <text:p text:style-name="Standard"><text:s text:c="5"/>13 . update employee_det set Sal_No = Sal_No + Sal_No * 0.10 ;</text:p>
      <text:p text:style-name="Standard"><text:s text:c="4"/></text:p>
      <text:p text:style-name="Standard"><text:s text:c="4"/>14. SELECT ename AS Employee_Name, Sal_No AS Salary, Dept_Name AS Department</text:p>
      <text:p text:style-name="Standard">FROM employee_det AS e</text:p>
      <text:p text:style-name="Standard">ORDER BY Salary DESC; <text:s text:c="3"/></text:p>
      <text:p text:style-name="Standard"/>
      <text:p text:style-name="Standard"><text:s text:c="6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TMLPreformatted" style:display-name="HTML Preformatted" style:family="paragraph" style:parent-style-name="Normal">
      <style:text-properties style:font-name="Consolas" style:font-name-complex="Mangal" fo:font-size="10pt" style:font-size-asian="10pt" style:font-size-complex="9pt" fo:hyphenate="false"/>
    </style:style>
    <style:style style:name="HTMLPreformattedChar" style:display-name="HTML Preformatted Char" style:family="text" style:parent-style-name="DefaultParagraphFon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Himanshu Gaikwad</dc:creator>
    <meta:creation-date>2024-07-10T12:21:00Z</meta:creation-date>
    <dc:date>2024-10-06T10:14:00Z</dc:date>
    <meta:template xlink:href="Normal" xlink:type="simple"/>
    <meta:editing-cycles>10</meta:editing-cycles>
    <meta:editing-duration>PT22260S</meta:editing-duration>
    <meta:document-statistic meta:page-count="2" meta:paragraph-count="6" meta:word-count="515" meta:character-count="3445" meta:row-count="24" meta:non-whitespace-character-count="2936"/>
  </office:meta>
</office:document-meta>
</file>